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75cm" fo:min-width="6.5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25cm" fo:min-width="9.698cm"/>
      <style:paragraph-properties style:writing-mode="lr-tb"/>
    </style:style>
    <style:style style:name="gr8" style:family="graphic" style:parent-style-name="objectwithoutfill">
      <style:graphic-properties draw:marker-end="Pontas_20_das_20_setas_20_1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Pontas_20_das_20_setas_20_14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Pontas_20_das_20_setas_20_1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Pontas_20_das_20_setas_20_16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Pontas_20_das_20_setas_20_17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Pontas_20_das_20_setas_20_18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Pontas_20_das_20_setas_20_19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Pontas_20_das_20_setas_20_20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Pontas_20_das_20_setas_20_21" draw:marker-end-width="0.3cm" draw:fill="none" draw:textarea-vertical-align="middle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5.085cm" fo:min-width="7.672cm"/>
      <style:paragraph-properties style:writing-mode="lr-tb"/>
    </style:style>
    <style:style style:name="gr19" style:family="graphic" style:parent-style-name="objectwithoutfill">
      <style:graphic-properties draw:marker-end="Pontas_20_das_20_setas_20_23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Pontas_20_das_20_setas_20_28" draw:marker-end-width="0.3cm" draw:fill="none" draw:textarea-vertical-align="middle"/>
    </style:style>
    <style:style style:name="P1" style:family="paragraph">
      <style:text-properties fo:color="#127622" loext:opacity="100%" style:text-outline="true" style:font-name="Calibri" fo:font-size="28pt" fo:font-weight="normal"/>
    </style:style>
    <style:style style:name="P2" style:family="paragraph">
      <loext:graphic-properties draw:fill="none" draw:fill-color="#ffffff"/>
      <style:text-properties fo:color="#127622" loext:opacity="100%" loext:color-lum-mod="100%" loext:color-lum-off="0%" style:text-outline="true" style:font-name="Calibri" fo:font-size="28pt" fo:font-weight="normal" style:font-size-asian="21pt" style:font-size-complex="21pt"/>
    </style:style>
    <style:style style:name="P3" style:family="paragraph">
      <style:text-properties fo:color="#127622" loext:opacity="100%" style:text-outline="true" style:font-name="Calibri" fo:font-weight="normal"/>
    </style:style>
    <style:style style:name="P4" style:family="paragraph">
      <loext:graphic-properties draw:fill="none" draw:fill-color="#ffffff"/>
      <style:text-properties fo:color="#127622" loext:opacity="100%" loext:color-lum-mod="100%" loext:color-lum-off="0%" style:text-outline="true" style:font-name="Calibri" fo:font-size="21pt" fo:font-weight="normal" style:font-size-asian="21pt" style:font-size-complex="21pt"/>
    </style:style>
    <style:style style:name="P5" style:family="paragraph">
      <style:paragraph-properties fo:text-align="center"/>
      <style:text-properties fo:color="#127622" loext:opacity="100%" style:text-outline="true" style:font-name="Calibri" fo:font-weight="normal"/>
    </style:style>
    <style:style style:name="P6" style:family="paragraph">
      <loext:graphic-properties draw:fill="none"/>
      <style:paragraph-properties fo:text-align="center"/>
      <style:text-properties fo:color="#127622" loext:opacity="100%" loext:color-lum-mod="100%" loext:color-lum-off="0%" style:text-outline="true" style:font-name="Calibri" fo:font-size="21pt" fo:font-weight="normal" style:font-size-asian="21pt" style:font-size-complex="21pt"/>
    </style:style>
    <style:style style:name="P7" style:family="paragraph">
      <loext:graphic-properties draw:fill="none"/>
      <style:paragraph-properties fo:text-align="center"/>
      <style:text-properties fo:color="#800080" loext:opacity="100%" loext:color-lum-mod="100%" loext:color-lum-off="0%"/>
    </style:style>
    <style:style style:name="T1" style:family="text">
      <style:text-properties fo:font-size="36pt" fo:language="en" fo:country="US" style:font-size-asian="21pt" style:font-size-complex="21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3.022cm" svg:height="1.522cm" svg:x="15.978cm" svg:y="2cm">
          <draw:text-box>
            <text:p text:style-name="P1"><text:span text:style-name="T1">APP</text:span></text:p>
          </draw:text-box>
        </draw:frame>
        <draw:frame draw:style-name="gr2" draw:text-style-name="P4" draw:layer="layout" svg:width="2.416cm" svg:height="1.733cm" svg:x="7.559cm" svg:y="6.25cm">
          <draw:text-box>
            <text:p text:style-name="P3"><text:span text:style-name="T2">Home</text:span></text:p>
          </draw:text-box>
        </draw:frame>
        <draw:frame draw:style-name="gr3" draw:text-style-name="P4" draw:layer="layout" svg:width="2.87cm" svg:height="1.211cm" svg:x="9.75cm" svg:y="6.25cm">
          <draw:text-box>
            <text:p text:style-name="P3"><text:span text:style-name="T2">Signup</text:span></text:p>
          </draw:text-box>
        </draw:frame>
        <draw:frame draw:style-name="gr4" draw:text-style-name="P4" draw:layer="layout" svg:width="2.302cm" svg:height="1.264cm" svg:x="12.25cm" svg:y="6.25cm">
          <draw:text-box>
            <text:p text:style-name="P3"><text:span text:style-name="T2">Login</text:span></text:p>
          </draw:text-box>
        </draw:frame>
        <draw:frame draw:style-name="gr5" draw:text-style-name="P4" draw:layer="layout" svg:width="2.449cm" svg:height="0.992cm" svg:x="14.25cm" svg:y="6.25cm">
          <draw:text-box>
            <text:p text:style-name="P3"><text:span text:style-name="T2">Profile</text:span></text:p>
          </draw:text-box>
        </draw:frame>
        <draw:frame draw:style-name="gr5" draw:text-style-name="P4" draw:layer="layout" svg:width="1.819cm" svg:height="0.992cm" svg:x="21.75cm" svg:y="5.25cm">
          <draw:text-box>
            <text:p text:style-name="P3"><text:span text:style-name="T2">Easy</text:span></text:p>
          </draw:text-box>
        </draw:frame>
        <draw:frame draw:style-name="gr2" draw:text-style-name="P4" draw:layer="layout" svg:width="3.059cm" svg:height="1.733cm" svg:x="21.75cm" svg:y="6.25cm">
          <draw:text-box>
            <text:p text:style-name="P3"><text:span text:style-name="T2">Medium</text:span></text:p>
          </draw:text-box>
        </draw:frame>
        <draw:frame draw:style-name="gr5" draw:text-style-name="P4" draw:layer="layout" svg:width="1.958cm" svg:height="0.992cm" svg:x="21.75cm" svg:y="7.25cm">
          <draw:text-box>
            <text:p text:style-name="P3"><text:span text:style-name="T2">Hard</text:span></text:p>
          </draw:text-box>
        </draw:frame>
        <draw:frame draw:style-name="gr5" draw:text-style-name="P4" draw:layer="layout" svg:width="3.309cm" svg:height="0.992cm" svg:x="21.75cm" svg:y="8.288cm">
          <draw:text-box>
            <text:p text:style-name="P3"><text:span text:style-name="T2">VeryHard</text:span></text:p>
          </draw:text-box>
        </draw:frame>
        <draw:frame draw:style-name="gr5" draw:text-style-name="P4" draw:layer="layout" svg:width="2.479cm" svg:height="0.992cm" svg:x="21.784cm" svg:y="9.288cm">
          <draw:text-box>
            <text:p text:style-name="P3"><text:span text:style-name="T2">Insane</text:span></text:p>
          </draw:text-box>
        </draw:frame>
        <draw:frame draw:style-name="gr5" draw:text-style-name="P4" draw:layer="layout" svg:width="3.194cm" svg:height="0.992cm" svg:x="21.784cm" svg:y="10.288cm">
          <draw:text-box>
            <text:p text:style-name="P3"><text:span text:style-name="T2">Inhuman</text:span></text:p>
          </draw:text-box>
        </draw:frame>
        <draw:custom-shape draw:style-name="gr6" draw:text-style-name="P6" draw:layer="layout" svg:width="7cm" svg:height="7cm" svg:x="19.75cm" svg:y="4.75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0.198cm" svg:height="3.5cm" svg:x="7cm" svg:y="4.75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5cm" svg:y1="4cm" svg:x2="11.5cm" svg:y2="4.75cm">
          <text:p text:style-name="P5"><text:span text:style-name="T2"/></text:p>
        </draw:line>
        <draw:line draw:style-name="gr9" draw:text-style-name="P6" draw:layer="layout" svg:x1="23.25cm" svg:y1="4cm" svg:x2="23.25cm" svg:y2="4.75cm">
          <text:p text:style-name="P5"><text:span text:style-name="T2"/></text:p>
        </draw:line>
        <draw:line draw:style-name="gr10" draw:text-style-name="P6" draw:layer="layout" svg:x1="11.5cm" svg:y1="4cm" svg:x2="23.25cm" svg:y2="4cm">
          <text:p text:style-name="P5"><text:span text:style-name="T2"/></text:p>
        </draw:line>
        <draw:line draw:style-name="gr10" draw:text-style-name="P6" draw:layer="layout" svg:x1="17cm" svg:y1="4cm" svg:x2="17cm" svg:y2="3cm">
          <text:p text:style-name="P5"><text:span text:style-name="T2"/></text:p>
        </draw:line>
        <draw:frame draw:style-name="gr5" draw:text-style-name="P4" draw:layer="layout" svg:width="2.703cm" svg:height="0.992cm" svg:x="13.75cm" svg:y="10.25cm">
          <draw:text-box>
            <text:p text:style-name="P3"><text:span text:style-name="T2">Header</text:span></text:p>
          </draw:text-box>
        </draw:frame>
        <draw:line draw:style-name="gr11" draw:text-style-name="P6" draw:layer="layout" svg:x1="19.75cm" svg:y1="10.75cm" svg:x2="16.25cm" svg:y2="10.75cm">
          <text:p text:style-name="P5"><text:span text:style-name="T2"/></text:p>
        </draw:line>
        <draw:line draw:style-name="gr12" draw:text-style-name="P6" draw:layer="layout" svg:x1="15cm" svg:y1="8.25cm" svg:x2="15cm" svg:y2="10.5cm">
          <text:p text:style-name="P5"><text:span text:style-name="T2"/></text:p>
        </draw:line>
        <draw:frame draw:style-name="gr5" draw:text-style-name="P4" draw:layer="layout" svg:width="2.284cm" svg:height="0.992cm" svg:x="14cm" svg:y="11.75cm">
          <draw:text-box>
            <text:p text:style-name="P3"><text:span text:style-name="T2">Menu</text:span></text:p>
          </draw:text-box>
        </draw:frame>
        <draw:line draw:style-name="gr13" draw:text-style-name="P6" draw:layer="layout" svg:x1="15cm" svg:y1="11cm" svg:x2="15cm" svg:y2="12cm">
          <text:p text:style-name="P5"><text:span text:style-name="T2"/></text:p>
        </draw:line>
        <draw:frame draw:style-name="gr5" draw:text-style-name="P4" draw:layer="layout" svg:width="4.494cm" svg:height="0.992cm" svg:x="1.908cm" svg:y="9.038cm">
          <draw:text-box>
            <text:p text:style-name="P3"><text:span text:style-name="T2">GameSection</text:span></text:p>
          </draw:text-box>
        </draw:frame>
        <draw:frame draw:style-name="gr5" draw:text-style-name="P4" draw:layer="layout" svg:width="6.848cm" svg:height="0.992cm" svg:x="6cm" svg:y="13.5cm">
          <draw:text-box>
            <text:p text:style-name="P3"><text:span text:style-name="T2">GameOptionsSection</text:span></text:p>
          </draw:text-box>
        </draw:frame>
        <draw:line draw:style-name="gr14" draw:text-style-name="P6" draw:layer="layout" svg:x1="19.75cm" svg:y1="9.5cm" svg:x2="6.131cm" svg:y2="9.518cm">
          <text:p text:style-name="P5"><text:span text:style-name="T2"/></text:p>
        </draw:line>
        <draw:line draw:style-name="gr10" draw:text-style-name="P6" draw:layer="layout" svg:x1="7.75cm" svg:y1="6.75cm" svg:x2="4cm" svg:y2="6.75cm">
          <text:p text:style-name="P5"><text:span text:style-name="T2"/></text:p>
        </draw:line>
        <draw:line draw:style-name="gr15" draw:text-style-name="P6" draw:layer="layout" svg:x1="4cm" svg:y1="6.75cm" svg:x2="4cm" svg:y2="9.25cm">
          <text:p text:style-name="P5"><text:span text:style-name="T2"/></text:p>
        </draw:line>
        <draw:line draw:style-name="gr16" draw:text-style-name="P6" draw:layer="layout" svg:x1="8.75cm" svg:y1="7cm" svg:x2="8.75cm" svg:y2="13.75cm">
          <text:p text:style-name="P5"><text:span text:style-name="T2"/></text:p>
        </draw:line>
        <draw:line draw:style-name="gr10" draw:text-style-name="P6" draw:layer="layout" svg:x1="21.5cm" svg:y1="11.75cm" svg:x2="21.5cm" svg:y2="14cm">
          <text:p text:style-name="P5"><text:span text:style-name="T2"/></text:p>
        </draw:line>
        <draw:line draw:style-name="gr17" draw:text-style-name="P6" draw:layer="layout" svg:x1="21.5cm" svg:y1="14cm" svg:x2="12.673cm" svg:y2="13.996cm">
          <text:p text:style-name="P5"><text:span text:style-name="T2"/></text:p>
        </draw:line>
        <draw:frame draw:style-name="gr5" draw:text-style-name="P4" draw:layer="layout" svg:width="7.208cm" svg:height="0.992cm" svg:x="12.945cm" svg:y="15cm">
          <draw:text-box>
            <text:p text:style-name="P3"><text:span text:style-name="T2">GameNumberSelector</text:span></text:p>
          </draw:text-box>
        </draw:frame>
        <draw:frame draw:style-name="gr2" draw:text-style-name="P4" draw:layer="layout" svg:width="4.999cm" svg:height="1.733cm" svg:x="13.019cm" svg:y="16cm">
          <draw:text-box>
            <text:p text:style-name="P3"><text:span text:style-name="T2">GameMistakes</text:span></text:p>
          </draw:text-box>
        </draw:frame>
        <draw:frame draw:style-name="gr5" draw:text-style-name="P4" draw:layer="layout" svg:width="4.033cm" svg:height="0.992cm" svg:x="13.019cm" svg:y="17cm">
          <draw:text-box>
            <text:p text:style-name="P3"><text:span text:style-name="T2">GameTimer</text:span></text:p>
          </draw:text-box>
        </draw:frame>
        <draw:frame draw:style-name="gr5" draw:text-style-name="P4" draw:layer="layout" svg:width="4.964cm" svg:height="0.992cm" svg:x="13.019cm" svg:y="17.962cm">
          <draw:text-box>
            <text:p text:style-name="P3"><text:span text:style-name="T2">GameDifficulty</text:span></text:p>
          </draw:text-box>
        </draw:frame>
        <draw:frame draw:style-name="gr5" draw:text-style-name="P4" draw:layer="layout" svg:width="6.031cm" svg:height="0.992cm" svg:x="13.019cm" svg:y="18.954cm">
          <draw:text-box>
            <text:p text:style-name="P3"><text:span text:style-name="T2">GameExtraActions</text:span></text:p>
          </draw:text-box>
        </draw:frame>
        <draw:custom-shape draw:style-name="gr18" draw:text-style-name="P6" draw:layer="layout" svg:width="8.172cm" svg:height="5.335cm" svg:x="12.31cm" svg:y="14.665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8.885cm" svg:y1="14.26cm" svg:x2="8.885cm" svg:y2="17.379cm">
          <text:p text:style-name="P5"><text:span text:style-name="T2"/></text:p>
        </draw:line>
        <draw:frame draw:style-name="gr5" draw:text-style-name="P4" draw:layer="layout" svg:width="5.773cm" svg:height="0.992cm" svg:x="1.939cm" svg:y="11.061cm">
          <draw:text-box>
            <text:p text:style-name="P3"><text:span text:style-name="T2">GameCompletion</text:span></text:p>
          </draw:text-box>
        </draw:frame>
        <draw:line draw:style-name="gr19" draw:text-style-name="P6" draw:layer="layout" svg:x1="4.015cm" svg:y1="9.836cm" svg:x2="4.015cm" svg:y2="11.218cm">
          <text:p text:style-name="P5"><text:span text:style-name="T2"/></text:p>
        </draw:line>
        <draw:line draw:style-name="gr20" draw:text-style-name="P7" draw:layer="layout" svg:x1="8.885cm" svg:y1="17.379cm" svg:x2="12.31cm" svg:y2="17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28" draw:display-name="Pontas das setas 2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8T23:37:55.484000000</meta:creation-date>
    <dc:date>2023-04-09T01:12:30.214000000</dc:date>
    <meta:editing-duration>PT1H34M46S</meta:editing-duration>
    <meta:editing-cycles>1</meta:editing-cycles>
    <meta:document-statistic meta:object-count="40"/>
    <meta:generator>LibreOffice/7.4.2.3$Windows_X86_64 LibreOffice_project/382eef1f22670f7f4118c8c2dd222ec7ad009daf</meta:generator>
  </office:meta>
</office:document-meta>
</file>